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co2" style:family="table-column">
      <style:table-column-properties fo:break-before="auto" style:column-width="45.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2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style-name="ce1"/>
          <table:table-cell office:value-type="float" office:value="25" calcext:value-type="float">
            <text:p>2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table:number-columns-repeated="29"/>
          <table:table-cell table:number-columns-repeated="98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21.44</text:p>
          </table:table-cell>
          <table:table-cell table:style-name="ce1" office:value-type="float" office:value="24.46" calcext:value-type="float">
            <text:p>24.46</text:p>
          </table:table-cell>
          <table:table-cell table:style-name="ce1" office:value-type="float" office:value="25.79" calcext:value-type="float">
            <text:p>25.79</text:p>
          </table:table-cell>
          <table:table-cell office:value-type="string" calcext:value-type="string">
            <text:p>23.024</text:p>
          </table:table-cell>
          <table:table-cell table:style-name="ce1" office:value-type="float" office:value="22.744" calcext:value-type="float">
            <text:p>22.744</text:p>
          </table:table-cell>
          <table:table-cell table:style-name="ce1" office:value-type="float" office:value="22.53" calcext:value-type="float">
            <text:p>22.53</text:p>
          </table:table-cell>
          <table:table-cell table:style-name="ce1" table:number-columns-repeated="29"/>
          <table:table-cell table:number-columns-repeated="98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11.44</text:p>
          </table:table-cell>
          <table:table-cell table:style-name="ce1" office:value-type="float" office:value="15.08" calcext:value-type="float">
            <text:p>15.08</text:p>
          </table:table-cell>
          <table:table-cell table:style-name="ce1" office:value-type="float" office:value="13.19" calcext:value-type="float">
            <text:p>13.19</text:p>
          </table:table-cell>
          <table:table-cell office:value-type="string" calcext:value-type="string">
            <text:p>10.632</text:p>
          </table:table-cell>
          <table:table-cell table:style-name="ce1" office:value-type="float" office:value="10.882" calcext:value-type="float">
            <text:p>10.882</text:p>
          </table:table-cell>
          <table:table-cell table:style-name="ce1" office:value-type="float" office:value="9.45" calcext:value-type="float">
            <text:p>9.45</text:p>
          </table:table-cell>
          <table:table-cell table:style-name="ce1" table:number-columns-repeated="29"/>
          <table:table-cell table:number-columns-repeated="98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12.5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2.62" calcext:value-type="float">
            <text:p>12.62</text:p>
          </table:table-cell>
          <table:table-cell office:value-type="string" calcext:value-type="string">
            <text:p>10.772</text:p>
          </table:table-cell>
          <table:table-cell table:style-name="ce1" office:value-type="float" office:value="9.318" calcext:value-type="float">
            <text:p>9.318</text:p>
          </table:table-cell>
          <table:table-cell table:style-name="ce1" office:value-type="float" office:value="7.625" calcext:value-type="float">
            <text:p>7.625</text:p>
          </table:table-cell>
          <table:table-cell table:style-name="ce1" table:number-columns-repeated="29"/>
          <table:table-cell table:number-columns-repeated="98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13.28</text:p>
          </table:table-cell>
          <table:table-cell table:style-name="ce1" office:value-type="float" office:value="13.08" calcext:value-type="float">
            <text:p>13.08</text:p>
          </table:table-cell>
          <table:table-cell table:style-name="ce1" office:value-type="float" office:value="6.57" calcext:value-type="float">
            <text:p>6.57</text:p>
          </table:table-cell>
          <table:table-cell office:value-type="string" calcext:value-type="string">
            <text:p>11.224</text:p>
          </table:table-cell>
          <table:table-cell table:style-name="ce1" office:value-type="float" office:value="9.812" calcext:value-type="float">
            <text:p>9.812</text:p>
          </table:table-cell>
          <table:table-cell table:style-name="ce1" office:value-type="float" office:value="7.018" calcext:value-type="float">
            <text:p>7.018</text:p>
          </table:table-cell>
          <table:table-cell table:style-name="ce1" table:number-columns-repeated="29"/>
          <table:table-cell table:number-columns-repeated="98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14.56</text:p>
          </table:table-cell>
          <table:table-cell table:style-name="ce1" office:value-type="float" office:value="14.64" calcext:value-type="float">
            <text:p>14.64</text:p>
          </table:table-cell>
          <table:table-cell table:style-name="ce1" office:value-type="float" office:value="6.02" calcext:value-type="float">
            <text:p>6.02</text:p>
          </table:table-cell>
          <table:table-cell office:value-type="string" calcext:value-type="string">
            <text:p>5.752</text:p>
          </table:table-cell>
          <table:table-cell table:style-name="ce1" office:value-type="float" office:value="8.238" calcext:value-type="float">
            <text:p>8.238</text:p>
          </table:table-cell>
          <table:table-cell table:style-name="ce1" office:value-type="float" office:value="6.659" calcext:value-type="float">
            <text:p>6.659</text:p>
          </table:table-cell>
          <table:table-cell table:style-name="ce1" table:number-columns-repeated="29"/>
          <table:table-cell table:number-columns-repeated="98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16.52</text:p>
          </table:table-cell>
          <table:table-cell table:style-name="ce1" office:value-type="float" office:value="11.74" calcext:value-type="float">
            <text:p>11.74</text:p>
          </table:table-cell>
          <table:table-cell table:style-name="ce1" office:value-type="float" office:value="10.23" calcext:value-type="float">
            <text:p>10.23</text:p>
          </table:table-cell>
          <table:table-cell office:value-type="string" calcext:value-type="string">
            <text:p>6.996</text:p>
          </table:table-cell>
          <table:table-cell table:style-name="ce1" office:value-type="float" office:value="8.364" calcext:value-type="float">
            <text:p>8.364</text:p>
          </table:table-cell>
          <table:table-cell table:style-name="ce1" office:value-type="float" office:value="7.212" calcext:value-type="float">
            <text:p>7.212</text:p>
          </table:table-cell>
          <table:table-cell table:style-name="ce1" table:number-columns-repeated="29"/>
          <table:table-cell table:number-columns-repeated="98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14.56</text:p>
          </table:table-cell>
          <table:table-cell table:style-name="ce1" office:value-type="float" office:value="13.56" calcext:value-type="float">
            <text:p>13.56</text:p>
          </table:table-cell>
          <table:table-cell table:style-name="ce1" office:value-type="float" office:value="9.25" calcext:value-type="float">
            <text:p>9.25</text:p>
          </table:table-cell>
          <table:table-cell office:value-type="string" calcext:value-type="string">
            <text:p>8.76</text:p>
          </table:table-cell>
          <table:table-cell table:style-name="ce1" office:value-type="float" office:value="7.312" calcext:value-type="float">
            <text:p>7.312</text:p>
          </table:table-cell>
          <table:table-cell table:style-name="ce1" office:value-type="float" office:value="6.503" calcext:value-type="float">
            <text:p>6.503</text:p>
          </table:table-cell>
          <table:table-cell table:style-name="ce1" table:number-columns-repeated="29"/>
          <table:table-cell table:number-columns-repeated="98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13.08</text:p>
          </table:table-cell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9.52" calcext:value-type="float">
            <text:p>9.52</text:p>
          </table:table-cell>
          <table:table-cell office:value-type="string" calcext:value-type="string">
            <text:p>8.368</text:p>
          </table:table-cell>
          <table:table-cell table:style-name="ce1" office:value-type="float" office:value="8.184" calcext:value-type="float">
            <text:p>8.184</text:p>
          </table:table-cell>
          <table:table-cell table:style-name="ce1" office:value-type="float" office:value="5.893" calcext:value-type="float">
            <text:p>5.893</text:p>
          </table:table-cell>
          <table:table-cell table:style-name="ce1" table:number-columns-repeated="29"/>
          <table:table-cell table:number-columns-repeated="98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13.16</text:p>
          </table:table-cell>
          <table:table-cell table:style-name="ce1" office:value-type="float" office:value="13.14" calcext:value-type="float">
            <text:p>13.14</text:p>
          </table:table-cell>
          <table:table-cell table:style-name="ce1" office:value-type="float" office:value="7.4" calcext:value-type="float">
            <text:p>7.4</text:p>
          </table:table-cell>
          <table:table-cell office:value-type="string" calcext:value-type="string">
            <text:p>7.856</text:p>
          </table:table-cell>
          <table:table-cell table:style-name="ce1" office:value-type="float" office:value="7.12" calcext:value-type="float">
            <text:p>7.12</text:p>
          </table:table-cell>
          <table:table-cell table:style-name="ce1" office:value-type="float" office:value="6.68" calcext:value-type="float">
            <text:p>6.68</text:p>
          </table:table-cell>
          <table:table-cell table:style-name="ce1" table:number-columns-repeated="29"/>
          <table:table-cell table:number-columns-repeated="98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14.88</text:p>
          </table:table-cell>
          <table:table-cell table:style-name="ce1" office:value-type="float" office:value="10.28" calcext:value-type="float">
            <text:p>10.28</text:p>
          </table:table-cell>
          <table:table-cell table:style-name="ce1" office:value-type="float" office:value="13.4" calcext:value-type="float">
            <text:p>13.4</text:p>
          </table:table-cell>
          <table:table-cell office:value-type="string" calcext:value-type="string">
            <text:p>6.552</text:p>
          </table:table-cell>
          <table:table-cell table:style-name="ce1" office:value-type="float" office:value="5.594" calcext:value-type="float">
            <text:p>5.594</text:p>
          </table:table-cell>
          <table:table-cell table:style-name="ce1" office:value-type="float" office:value="6.673" calcext:value-type="float">
            <text:p>6.673</text:p>
          </table:table-cell>
          <table:table-cell table:style-name="ce1" table:number-columns-repeated="29"/>
          <table:table-cell table:number-columns-repeated="98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14.28</text:p>
          </table:table-cell>
          <table:table-cell table:style-name="ce1" office:value-type="float" office:value="13.56" calcext:value-type="float">
            <text:p>13.56</text:p>
          </table:table-cell>
          <table:table-cell table:style-name="ce1" office:value-type="float" office:value="8.93" calcext:value-type="float">
            <text:p>8.93</text:p>
          </table:table-cell>
          <table:table-cell office:value-type="string" calcext:value-type="string">
            <text:p>7.52</text:p>
          </table:table-cell>
          <table:table-cell table:style-name="ce1" office:value-type="float" office:value="6.418" calcext:value-type="float">
            <text:p>6.418</text:p>
          </table:table-cell>
          <table:table-cell table:style-name="ce1" office:value-type="float" office:value="6.994" calcext:value-type="float">
            <text:p>6.994</text:p>
          </table:table-cell>
          <table:table-cell table:style-name="ce1" table:number-columns-repeated="29"/>
          <table:table-cell table:number-columns-repeated="98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9.48</text:p>
          </table:table-cell>
          <table:table-cell table:style-name="ce1" office:value-type="float" office:value="11.96" calcext:value-type="float">
            <text:p>11.96</text:p>
          </table:table-cell>
          <table:table-cell table:style-name="ce1" office:value-type="float" office:value="7.39" calcext:value-type="float">
            <text:p>7.39</text:p>
          </table:table-cell>
          <table:table-cell office:value-type="string" calcext:value-type="string">
            <text:p>5.276</text:p>
          </table:table-cell>
          <table:table-cell table:style-name="ce1" office:value-type="float" office:value="5.832" calcext:value-type="float">
            <text:p>5.832</text:p>
          </table:table-cell>
          <table:table-cell table:style-name="ce1" office:value-type="float" office:value="6.857" calcext:value-type="float">
            <text:p>6.857</text:p>
          </table:table-cell>
          <table:table-cell table:style-name="ce1" table:number-columns-repeated="29"/>
          <table:table-cell table:number-columns-repeated="98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10.64</text:p>
          </table:table-cell>
          <table:table-cell table:style-name="ce1" office:value-type="float" office:value="5.86" calcext:value-type="float">
            <text:p>5.86</text:p>
          </table:table-cell>
          <table:table-cell table:style-name="ce1" office:value-type="float" office:value="5.32" calcext:value-type="float">
            <text:p>5.32</text:p>
          </table:table-cell>
          <table:table-cell office:value-type="string" calcext:value-type="string">
            <text:p>6.956</text:p>
          </table:table-cell>
          <table:table-cell table:style-name="ce1" office:value-type="float" office:value="8.172" calcext:value-type="float">
            <text:p>8.172</text:p>
          </table:table-cell>
          <table:table-cell table:style-name="ce1" office:value-type="float" office:value="6.207" calcext:value-type="float">
            <text:p>6.207</text:p>
          </table:table-cell>
          <table:table-cell table:style-name="ce1" table:number-columns-repeated="29"/>
          <table:table-cell table:number-columns-repeated="98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11.88</text:p>
          </table:table-cell>
          <table:table-cell table:style-name="ce1" office:value-type="float" office:value="10.38" calcext:value-type="float">
            <text:p>10.38</text:p>
          </table:table-cell>
          <table:table-cell table:style-name="ce1" office:value-type="float" office:value="9.53" calcext:value-type="float">
            <text:p>9.53</text:p>
          </table:table-cell>
          <table:table-cell office:value-type="string" calcext:value-type="string">
            <text:p>10.628</text:p>
          </table:table-cell>
          <table:table-cell table:style-name="ce1" office:value-type="float" office:value="6.89" calcext:value-type="float">
            <text:p>6.89</text:p>
          </table:table-cell>
          <table:table-cell table:style-name="ce1" office:value-type="float" office:value="7.033" calcext:value-type="float">
            <text:p>7.033</text:p>
          </table:table-cell>
          <table:table-cell table:style-name="ce1" table:number-columns-repeated="29"/>
          <table:table-cell table:number-columns-repeated="98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15.12</text:p>
          </table:table-cell>
          <table:table-cell table:style-name="ce1" office:value-type="float" office:value="13.18" calcext:value-type="float">
            <text:p>13.18</text:p>
          </table:table-cell>
          <table:table-cell table:style-name="ce1" office:value-type="float" office:value="9.24" calcext:value-type="float">
            <text:p>9.24</text:p>
          </table:table-cell>
          <table:table-cell office:value-type="string" calcext:value-type="string">
            <text:p>9.908</text:p>
          </table:table-cell>
          <table:table-cell table:style-name="ce1" office:value-type="float" office:value="6.668" calcext:value-type="float">
            <text:p>6.668</text:p>
          </table:table-cell>
          <table:table-cell table:style-name="ce1" office:value-type="float" office:value="7.111" calcext:value-type="float">
            <text:p>7.111</text:p>
          </table:table-cell>
          <table:table-cell table:style-name="ce1" table:number-columns-repeated="29"/>
          <table:table-cell table:number-columns-repeated="98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13.84</text:p>
          </table:table-cell>
          <table:table-cell table:style-name="ce1" office:value-type="float" office:value="9.84" calcext:value-type="float">
            <text:p>9.84</text:p>
          </table:table-cell>
          <table:table-cell table:style-name="ce1" office:value-type="float" office:value="6.26" calcext:value-type="float">
            <text:p>6.26</text:p>
          </table:table-cell>
          <table:table-cell office:value-type="string" calcext:value-type="string">
            <text:p>10.18</text:p>
          </table:table-cell>
          <table:table-cell table:style-name="ce1" office:value-type="float" office:value="6.56" calcext:value-type="float">
            <text:p>6.56</text:p>
          </table:table-cell>
          <table:table-cell table:style-name="ce1" office:value-type="float" office:value="8.05" calcext:value-type="float">
            <text:p>8.05</text:p>
          </table:table-cell>
          <table:table-cell table:style-name="ce1" table:number-columns-repeated="29"/>
          <table:table-cell table:number-columns-repeated="98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14.2</text:p>
          </table:table-cell>
          <table:table-cell table:style-name="ce1" office:value-type="float" office:value="12.42" calcext:value-type="float">
            <text:p>12.42</text:p>
          </table:table-cell>
          <table:table-cell table:style-name="ce1" office:value-type="float" office:value="5.85" calcext:value-type="float">
            <text:p>5.85</text:p>
          </table:table-cell>
          <table:table-cell office:value-type="string" calcext:value-type="string">
            <text:p>9.516</text:p>
          </table:table-cell>
          <table:table-cell table:style-name="ce1" office:value-type="float" office:value="7.49" calcext:value-type="float">
            <text:p>7.49</text:p>
          </table:table-cell>
          <table:table-cell table:style-name="ce1" office:value-type="float" office:value="7.166" calcext:value-type="float">
            <text:p>7.166</text:p>
          </table:table-cell>
          <table:table-cell table:style-name="ce1" table:number-columns-repeated="29"/>
          <table:table-cell table:number-columns-repeated="98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11.92</text:p>
          </table:table-cell>
          <table:table-cell table:style-name="ce1" office:value-type="float" office:value="11.58" calcext:value-type="float">
            <text:p>11.58</text:p>
          </table:table-cell>
          <table:table-cell table:style-name="ce1" office:value-type="float" office:value="9.67" calcext:value-type="float">
            <text:p>9.67</text:p>
          </table:table-cell>
          <table:table-cell office:value-type="string" calcext:value-type="string">
            <text:p>7.936</text:p>
          </table:table-cell>
          <table:table-cell table:style-name="ce1" office:value-type="float" office:value="7.576" calcext:value-type="float">
            <text:p>7.576</text:p>
          </table:table-cell>
          <table:table-cell table:style-name="ce1" office:value-type="float" office:value="6.716" calcext:value-type="float">
            <text:p>6.716</text:p>
          </table:table-cell>
          <table:table-cell table:style-name="ce1" table:number-columns-repeated="29"/>
          <table:table-cell table:number-columns-repeated="98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10.36</text:p>
          </table:table-cell>
          <table:table-cell table:style-name="ce1" office:value-type="float" office:value="5.22" calcext:value-type="float">
            <text:p>5.22</text:p>
          </table:table-cell>
          <table:table-cell table:style-name="ce1" office:value-type="float" office:value="9.31" calcext:value-type="float">
            <text:p>9.31</text:p>
          </table:table-cell>
          <table:table-cell office:value-type="string" calcext:value-type="string">
            <text:p>7.908</text:p>
          </table:table-cell>
          <table:table-cell table:style-name="ce1" office:value-type="float" office:value="6.634" calcext:value-type="float">
            <text:p>6.634</text:p>
          </table:table-cell>
          <table:table-cell table:style-name="ce1" office:value-type="float" office:value="6.588" calcext:value-type="float">
            <text:p>6.588</text:p>
          </table:table-cell>
          <table:table-cell table:style-name="ce1" table:number-columns-repeated="29"/>
          <table:table-cell table:number-columns-repeated="98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12.08</text:p>
          </table:table-cell>
          <table:table-cell table:style-name="ce1" office:value-type="float" office:value="10.12" calcext:value-type="float">
            <text:p>10.12</text:p>
          </table:table-cell>
          <table:table-cell table:style-name="ce1" office:value-type="float" office:value="8.25" calcext:value-type="float">
            <text:p>8.25</text:p>
          </table:table-cell>
          <table:table-cell office:value-type="string" calcext:value-type="string">
            <text:p>8.556</text:p>
          </table:table-cell>
          <table:table-cell table:style-name="ce1" office:value-type="float" office:value="7.64" calcext:value-type="float">
            <text:p>7.64</text:p>
          </table:table-cell>
          <table:table-cell table:style-name="ce1" office:value-type="float" office:value="6.161" calcext:value-type="float">
            <text:p>6.161</text:p>
          </table:table-cell>
          <table:table-cell table:style-name="ce1" table:number-columns-repeated="29"/>
          <table:table-cell table:number-columns-repeated="98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11.56</text:p>
          </table:table-cell>
          <table:table-cell table:style-name="ce1" office:value-type="float" office:value="12.8" calcext:value-type="float">
            <text:p>12.8</text:p>
          </table:table-cell>
          <table:table-cell table:style-name="ce1" office:value-type="float" office:value="8.86" calcext:value-type="float">
            <text:p>8.86</text:p>
          </table:table-cell>
          <table:table-cell office:value-type="string" calcext:value-type="string">
            <text:p>5.712</text:p>
          </table:table-cell>
          <table:table-cell table:style-name="ce1" office:value-type="float" office:value="6.558" calcext:value-type="float">
            <text:p>6.558</text:p>
          </table:table-cell>
          <table:table-cell table:style-name="ce1" office:value-type="float" office:value="6.422" calcext:value-type="float">
            <text:p>6.422</text:p>
          </table:table-cell>
          <table:table-cell table:style-name="ce1" table:number-columns-repeated="29"/>
          <table:table-cell table:number-columns-repeated="98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12.52</text:p>
          </table:table-cell>
          <table:table-cell table:style-name="ce1" office:value-type="float" office:value="7.96" calcext:value-type="float">
            <text:p>7.96</text:p>
          </table:table-cell>
          <table:table-cell table:style-name="ce1" office:value-type="float" office:value="4.19" calcext:value-type="float">
            <text:p>4.19</text:p>
          </table:table-cell>
          <table:table-cell office:value-type="string" calcext:value-type="string">
            <text:p>5.504</text:p>
          </table:table-cell>
          <table:table-cell table:style-name="ce1" office:value-type="float" office:value="7.24" calcext:value-type="float">
            <text:p>7.24</text:p>
          </table:table-cell>
          <table:table-cell table:style-name="ce1" office:value-type="float" office:value="6.232" calcext:value-type="float">
            <text:p>6.232</text:p>
          </table:table-cell>
          <table:table-cell table:style-name="ce1" table:number-columns-repeated="29"/>
          <table:table-cell table:number-columns-repeated="98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12.08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/>
          <table:table-cell office:value-type="string" calcext:value-type="string">
            <text:p>7.844</text:p>
          </table:table-cell>
          <table:table-cell table:style-name="ce1" office:value-type="float" office:value="6.128" calcext:value-type="float">
            <text:p>6.128</text:p>
          </table:table-cell>
          <table:table-cell table:style-name="ce1" office:value-type="float" office:value="6.747" calcext:value-type="float">
            <text:p>6.747</text:p>
          </table:table-cell>
          <table:table-cell table:style-name="ce1" table:number-columns-repeated="29"/>
          <table:table-cell table:number-columns-repeated="98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12.72</text:p>
          </table:table-cell>
          <table:table-cell table:style-name="ce1" office:value-type="float" office:value="9.84" calcext:value-type="float">
            <text:p>9.84</text:p>
          </table:table-cell>
          <table:table-cell table:style-name="ce1"/>
          <table:table-cell office:value-type="string" calcext:value-type="string">
            <text:p>8.052</text:p>
          </table:table-cell>
          <table:table-cell table:style-name="ce1" office:value-type="float" office:value="8.152" calcext:value-type="float">
            <text:p>8.152</text:p>
          </table:table-cell>
          <table:table-cell table:style-name="ce1" office:value-type="float" office:value="5.971" calcext:value-type="float">
            <text:p>5.971</text:p>
          </table:table-cell>
          <table:table-cell table:style-name="ce1" table:number-columns-repeated="29"/>
          <table:table-cell table:number-columns-repeated="98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3" office:value-type="string" calcext:value-type="string">
            <text:p>13.92</text:p>
          </table:table-cell>
          <table:table-cell table:style-name="ce1" office:value-type="float" office:value="6.02" calcext:value-type="float">
            <text:p>6.02</text:p>
          </table:table-cell>
          <table:table-cell table:style-name="ce1"/>
          <table:table-cell office:value-type="string" calcext:value-type="string">
            <text:p>4.104</text:p>
          </table:table-cell>
          <table:table-cell table:style-name="ce1" office:value-type="float" office:value="7.226" calcext:value-type="float">
            <text:p>7.226</text:p>
          </table:table-cell>
          <table:table-cell table:style-name="ce1" office:value-type="float" office:value="7.007" calcext:value-type="float">
            <text:p>7.007</text:p>
          </table:table-cell>
          <table:table-cell table:style-name="ce1" table:number-columns-repeated="29"/>
          <table:table-cell table:number-columns-repeated="98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14.2</text:p>
          </table:table-cell>
          <table:table-cell table:style-name="ce1" office:value-type="float" office:value="10.28" calcext:value-type="float">
            <text:p>10.28</text:p>
          </table:table-cell>
          <table:table-cell table:style-name="ce1"/>
          <table:table-cell/>
          <table:table-cell table:style-name="ce1" office:value-type="float" office:value="7.42" calcext:value-type="float">
            <text:p>7.42</text:p>
          </table:table-cell>
          <table:table-cell table:style-name="ce1" office:value-type="float" office:value="4.75" calcext:value-type="float">
            <text:p>4.75</text:p>
          </table:table-cell>
          <table:table-cell table:style-name="ce1" table:number-columns-repeated="29"/>
          <table:table-cell table:number-columns-repeated="98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11.36</text:p>
          </table:table-cell>
          <table:table-cell table:style-name="ce1" office:value-type="float" office:value="11.32" calcext:value-type="float">
            <text:p>11.32</text:p>
          </table:table-cell>
          <table:table-cell table:style-name="ce1"/>
          <table:table-cell/>
          <table:table-cell table:style-name="ce1" office:value-type="float" office:value="6.33" calcext:value-type="float">
            <text:p>6.33</text:p>
          </table:table-cell>
          <table:table-cell table:style-name="ce1" table:number-columns-repeated="30"/>
          <table:table-cell table:number-columns-repeated="98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15.44</text:p>
          </table:table-cell>
          <table:table-cell table:style-name="ce1" office:value-type="float" office:value="6.44" calcext:value-type="float">
            <text:p>6.44</text:p>
          </table:table-cell>
          <table:table-cell table:style-name="ce1"/>
          <table:table-cell/>
          <table:table-cell table:style-name="ce1" office:value-type="float" office:value="6.892" calcext:value-type="float">
            <text:p>6.892</text:p>
          </table:table-cell>
          <table:table-cell table:style-name="ce1" table:number-columns-repeated="30"/>
          <table:table-cell table:number-columns-repeated="98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3" office:value-type="string" calcext:value-type="string">
            <text:p>11.84</text:p>
          </table:table-cell>
          <table:table-cell table:style-name="ce1" office:value-type="float" office:value="10.84" calcext:value-type="float">
            <text:p>10.84</text:p>
          </table:table-cell>
          <table:table-cell table:style-name="ce1"/>
          <table:table-cell/>
          <table:table-cell table:style-name="ce1" office:value-type="float" office:value="6.638" calcext:value-type="float">
            <text:p>6.638</text:p>
          </table:table-cell>
          <table:table-cell table:style-name="ce1" table:number-columns-repeated="30"/>
          <table:table-cell table:number-columns-repeated="98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11.0</text:p>
          </table:table-cell>
          <table:table-cell table:style-name="ce1" office:value-type="float" office:value="11.58" calcext:value-type="float">
            <text:p>11.58</text:p>
          </table:table-cell>
          <table:table-cell table:style-name="ce1"/>
          <table:table-cell/>
          <table:table-cell table:style-name="ce1" office:value-type="float" office:value="8.09" calcext:value-type="float">
            <text:p>8.09</text:p>
          </table:table-cell>
          <table:table-cell table:style-name="ce1" table:number-columns-repeated="30"/>
          <table:table-cell table:number-columns-repeated="98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3" office:value-type="string" calcext:value-type="string">
            <text:p>15.08</text:p>
          </table:table-cell>
          <table:table-cell table:style-name="ce1" office:value-type="float" office:value="10.94" calcext:value-type="float">
            <text:p>10.94</text:p>
          </table:table-cell>
          <table:table-cell table:style-name="ce1"/>
          <table:table-cell/>
          <table:table-cell table:style-name="ce1" office:value-type="float" office:value="7.904" calcext:value-type="float">
            <text:p>7.904</text:p>
          </table:table-cell>
          <table:table-cell table:style-name="ce1" table:number-columns-repeated="30"/>
          <table:table-cell table:number-columns-repeated="98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11.04</text:p>
          </table:table-cell>
          <table:table-cell table:style-name="ce1" office:value-type="float" office:value="4.84" calcext:value-type="float">
            <text:p>4.84</text:p>
          </table:table-cell>
          <table:table-cell table:style-name="ce1"/>
          <table:table-cell/>
          <table:table-cell table:style-name="ce1" office:value-type="float" office:value="6.28" calcext:value-type="float">
            <text:p>6.28</text:p>
          </table:table-cell>
          <table:table-cell table:style-name="ce1" table:number-columns-repeated="30"/>
          <table:table-cell table:number-columns-repeated="98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3" office:value-type="string" calcext:value-type="string">
            <text:p>9.12</text:p>
          </table:table-cell>
          <table:table-cell table:style-name="ce1" table:number-columns-repeated="2"/>
          <table:table-cell/>
          <table:table-cell table:style-name="ce1" office:value-type="float" office:value="5.268" calcext:value-type="float">
            <text:p>5.268</text:p>
          </table:table-cell>
          <table:table-cell table:style-name="ce1" table:number-columns-repeated="30"/>
          <table:table-cell table:number-columns-repeated="98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3" office:value-type="string" calcext:value-type="string">
            <text:p>12.24</text:p>
          </table:table-cell>
          <table:table-cell table:style-name="ce1" table:number-columns-repeated="2"/>
          <table:table-cell/>
          <table:table-cell table:style-name="ce1" office:value-type="float" office:value="7.268" calcext:value-type="float">
            <text:p>7.268</text:p>
          </table:table-cell>
          <table:table-cell table:style-name="ce1" table:number-columns-repeated="30"/>
          <table:table-cell table:number-columns-repeated="98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3" office:value-type="string" calcext:value-type="string">
            <text:p>14.36</text:p>
          </table:table-cell>
          <table:table-cell table:style-name="ce1" table:number-columns-repeated="2"/>
          <table:table-cell/>
          <table:table-cell table:style-name="ce1" office:value-type="float" office:value="4.812" calcext:value-type="float">
            <text:p>4.812</text:p>
          </table:table-cell>
          <table:table-cell table:style-name="ce1" table:number-columns-repeated="30"/>
          <table:table-cell table:number-columns-repeated="98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3" office:value-type="string" calcext:value-type="string">
            <text:p>10.08</text:p>
          </table:table-cell>
          <table:table-cell table:style-name="ce1" table:number-columns-repeated="34"/>
          <table:table-cell table:number-columns-repeated="98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3" office:value-type="string" calcext:value-type="string">
            <text:p>10.8</text:p>
          </table:table-cell>
          <table:table-cell table:style-name="ce1" table:number-columns-repeated="34"/>
          <table:table-cell table:number-columns-repeated="988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3" office:value-type="string" calcext:value-type="string">
            <text:p>12.4</text:p>
          </table:table-cell>
          <table:table-cell table:style-name="ce1" table:number-columns-repeated="3"/>
          <table:table-cell table:style-name="ce1">
            <draw:frame table:end-cell-address="Sheet1.L54" table:end-x="45.84pt" table:end-y="13.63pt" draw:z-index="0" draw:name="Chart 1" draw:style-name="gr1" draw:text-style-name="P1" svg:width="323.23pt" svg:height="210.73pt" svg:x="11.82pt" svg:y="9.92pt">
              <loext:p draw:notify-on-update-of-ranges="Sheet1.B1:Sheet1.B1 Sheet1.B2:Sheet1.B71 Sheet1.C1:Sheet1.C1 Sheet1.C2:Sheet1.C71 Sheet1.D1:Sheet1.D1 Sheet1.D2:Sheet1.D71 Sheet1.E1:Sheet1.E1 Sheet1.E2:Sheet1.E71 Sheet1.F1:Sheet1.F1 Sheet1.F2:Sheet1.F71 Sheet1.G1:Sheet1.G1 Sheet1.G2:Sheet1.G71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30"/>
          <table:table-cell table:number-columns-repeated="988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3" office:value-type="string" calcext:value-type="string">
            <text:p>10.68</text:p>
          </table:table-cell>
          <table:table-cell table:style-name="ce1" table:number-columns-repeated="34"/>
          <table:table-cell table:number-columns-repeated="98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3" office:value-type="string" calcext:value-type="string">
            <text:p>12.76</text:p>
          </table:table-cell>
          <table:table-cell table:style-name="ce1" table:number-columns-repeated="34"/>
          <table:table-cell table:number-columns-repeated="98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3" office:value-type="string" calcext:value-type="string">
            <text:p>12.0</text:p>
          </table:table-cell>
          <table:table-cell table:style-name="ce1" table:number-columns-repeated="34"/>
          <table:table-cell table:number-columns-repeated="98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3" office:value-type="string" calcext:value-type="string">
            <text:p>15.08</text:p>
          </table:table-cell>
          <table:table-cell table:style-name="ce1" table:number-columns-repeated="34"/>
          <table:table-cell table:number-columns-repeated="988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3" office:value-type="string" calcext:value-type="string">
            <text:p>13.28</text:p>
          </table:table-cell>
          <table:table-cell table:style-name="ce1" table:number-columns-repeated="34"/>
          <table:table-cell table:number-columns-repeated="988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3" office:value-type="string" calcext:value-type="string">
            <text:p>12.68</text:p>
          </table:table-cell>
          <table:table-cell table:style-name="ce1" table:number-columns-repeated="34"/>
          <table:table-cell table:number-columns-repeated="98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3" office:value-type="string" calcext:value-type="string">
            <text:p>12.76</text:p>
          </table:table-cell>
          <table:table-cell table:style-name="ce1" table:number-columns-repeated="34"/>
          <table:table-cell table:number-columns-repeated="98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3" office:value-type="string" calcext:value-type="string">
            <text:p>11.36</text:p>
          </table:table-cell>
          <table:table-cell table:style-name="ce1" table:number-columns-repeated="34"/>
          <table:table-cell table:number-columns-repeated="988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3" office:value-type="string" calcext:value-type="string">
            <text:p>12.92</text:p>
          </table:table-cell>
          <table:table-cell table:style-name="ce1" table:number-columns-repeated="34"/>
          <table:table-cell table:number-columns-repeated="98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9.96</text:p>
          </table:table-cell>
          <table:table-cell table:style-name="ce1" table:number-columns-repeated="34"/>
          <table:table-cell table:number-columns-repeated="98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3" office:value-type="string" calcext:value-type="string">
            <text:p>12.56</text:p>
          </table:table-cell>
          <table:table-cell table:style-name="ce1" table:number-columns-repeated="34"/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3" office:value-type="string" calcext:value-type="string">
            <text:p>10.88</text:p>
          </table:table-cell>
          <table:table-cell table:style-name="ce1" table:number-columns-repeated="34"/>
          <table:table-cell table:number-columns-repeated="988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3" office:value-type="string" calcext:value-type="string">
            <text:p>11.04</text:p>
          </table:table-cell>
          <table:table-cell table:style-name="ce1" table:number-columns-repeated="34"/>
          <table:table-cell table:number-columns-repeated="98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3" office:value-type="string" calcext:value-type="string">
            <text:p>11.88</text:p>
          </table:table-cell>
          <table:table-cell table:style-name="ce1" table:number-columns-repeated="34"/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3" office:value-type="string" calcext:value-type="string">
            <text:p>12.24</text:p>
          </table:table-cell>
          <table:table-cell table:style-name="ce1" table:number-columns-repeated="34"/>
          <table:table-cell table:number-columns-repeated="988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3" office:value-type="string" calcext:value-type="string">
            <text:p>12.4</text:p>
          </table:table-cell>
          <table:table-cell table:style-name="ce1" table:number-columns-repeated="34"/>
          <table:table-cell table:number-columns-repeated="988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3" office:value-type="string" calcext:value-type="string">
            <text:p>10.76</text:p>
          </table:table-cell>
          <table:table-cell table:style-name="ce1" table:number-columns-repeated="34"/>
          <table:table-cell table:number-columns-repeated="98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3" office:value-type="string" calcext:value-type="string">
            <text:p>13.76</text:p>
          </table:table-cell>
          <table:table-cell table:style-name="ce1" table:number-columns-repeated="34"/>
          <table:table-cell table:number-columns-repeated="98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3" office:value-type="string" calcext:value-type="string">
            <text:p>13.76</text:p>
          </table:table-cell>
          <table:table-cell table:style-name="ce1" table:number-columns-repeated="34"/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3" office:value-type="string" calcext:value-type="string">
            <text:p>10.0</text:p>
          </table:table-cell>
          <table:table-cell table:style-name="ce1" table:number-columns-repeated="34"/>
          <table:table-cell table:number-columns-repeated="988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3" office:value-type="string" calcext:value-type="string">
            <text:p>13.08</text:p>
          </table:table-cell>
          <table:table-cell table:style-name="ce1" table:number-columns-repeated="34"/>
          <table:table-cell table:number-columns-repeated="98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3" office:value-type="string" calcext:value-type="string">
            <text:p>13.0</text:p>
          </table:table-cell>
          <table:table-cell table:style-name="ce1" table:number-columns-repeated="34"/>
          <table:table-cell table:number-columns-repeated="98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3" office:value-type="string" calcext:value-type="string">
            <text:p>9.08</text:p>
          </table:table-cell>
          <table:table-cell table:style-name="ce1" table:number-columns-repeated="34"/>
          <table:table-cell table:number-columns-repeated="988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3" office:value-type="string" calcext:value-type="string">
            <text:p>12.96</text:p>
          </table:table-cell>
          <table:table-cell table:style-name="ce1" table:number-columns-repeated="34"/>
          <table:table-cell table:number-columns-repeated="98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3" office:value-type="string" calcext:value-type="string">
            <text:p>12.88</text:p>
          </table:table-cell>
          <table:table-cell table:style-name="ce1" table:number-columns-repeated="34"/>
          <table:table-cell table:number-columns-repeated="98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3" office:value-type="string" calcext:value-type="string">
            <text:p>13.16</text:p>
          </table:table-cell>
          <table:table-cell table:style-name="ce1" table:number-columns-repeated="34"/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3" office:value-type="string" calcext:value-type="string">
            <text:p>14.32</text:p>
          </table:table-cell>
          <table:table-cell table:style-name="ce1" table:number-columns-repeated="34"/>
          <table:table-cell table:number-columns-repeated="98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3" office:value-type="string" calcext:value-type="string">
            <text:p>11.84</text:p>
          </table:table-cell>
          <table:table-cell table:style-name="ce1" table:number-columns-repeated="34"/>
          <table:table-cell table:number-columns-repeated="988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3" office:value-type="string" calcext:value-type="string">
            <text:p>13.24</text:p>
          </table:table-cell>
          <table:table-cell table:style-name="ce1" table:number-columns-repeated="34"/>
          <table:table-cell table:number-columns-repeated="98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3" office:value-type="string" calcext:value-type="string">
            <text:p>9.28</text:p>
          </table:table-cell>
          <table:table-cell table:style-name="ce1" table:number-columns-repeated="34"/>
          <table:table-cell table:number-columns-repeated="988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3" office:value-type="string" calcext:value-type="string">
            <text:p>14.32</text:p>
          </table:table-cell>
          <table:table-cell table:style-name="ce1" table:number-columns-repeated="34"/>
          <table:table-cell table:number-columns-repeated="98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3" office:value-type="string" calcext:value-type="string">
            <text:p>13.2</text:p>
          </table:table-cell>
          <table:table-cell table:style-name="ce1" table:number-columns-repeated="34"/>
          <table:table-cell table:number-columns-repeated="988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3" office:value-type="string" calcext:value-type="string">
            <text:p>2.84</text:p>
          </table:table-cell>
          <table:table-cell table:style-name="ce1" table:number-columns-repeated="34"/>
          <table:table-cell table:number-columns-repeated="988"/>
        </table:table-row>
        <table:table-row table:style-name="ro2" table:number-rows-repeated="928">
          <table:table-cell table:style-name="ce1" table:number-columns-repeated="36"/>
          <table:table-cell table:number-columns-repeated="98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</meta:initial-creator>
    <meta:creation-date>2017-10-22T18:05:25</meta:creation-date>
    <dc:date>2017-10-22T14:08:51.044000000</dc:date>
    <meta:generator>LibreOffice/5.4.1.2$Windows_x86 LibreOffice_project/ea7cb86e6eeb2bf3a5af73a8f7777ac570321527</meta:generator>
    <meta:editing-duration>PT12M22S</meta:editing-duration>
    <meta:editing-cycles>5</meta:editing-cycles>
    <meta:document-statistic meta:table-count="1" meta:cell-count="288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mean-valu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0" style:family="chart">
      <style:graphic-properties svg:stroke-color="#7e0021"/>
    </style:style>
    <style:style style:name="ch11" style:family="chart">
      <style:graphic-properties svg:stroke-color="#7e0021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4472c4" draw:fill-color="#4472c4" dr3d:edge-rounding="5%"/>
      <style:text-properties fo:color="#000000" style:text-position="0% 100%" fo:font-family="Calibri"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4472c4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ed7d31" draw:fill-color="#ed7d31" dr3d:edge-rounding="5%"/>
      <style:text-properties fo:color="#000000" style:text-position="0% 100%" fo:font-family="Calibri"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2" svg:stroke-width="0.053cm" svg:stroke-color="#ed7d31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a5a5a5" draw:fill-color="#a5a5a5" dr3d:edge-rounding="5%"/>
      <style:text-properties fo:color="#000000" style:text-position="0% 100%" fo:font-family="Calibri" fo:font-size="10pt" style:font-size-asian="10pt" style:font-size-complex="10pt"/>
    </style:style>
    <style:style style:name="ch18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3" svg:stroke-width="0.053cm" svg:stroke-color="#a5a5a5"/>
    </style:style>
    <style:style style:name="ch1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ffc000" draw:fill-color="#ffc000" dr3d:edge-rounding="5%"/>
      <style:text-properties fo:color="#000000" style:text-position="0% 100%" fo:font-family="Calibri" fo:font-size="10pt" style:font-size-asian="10pt" style:font-size-complex="10pt"/>
    </style:style>
    <style:style style:name="ch20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4" svg:stroke-width="0.053cm" svg:stroke-color="#ffc000"/>
    </style:style>
    <style:style style:name="ch21" style:family="chart">
      <style:graphic-properties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11.404cm" svg:height="7.435cm" xlink:href=".." xlink:type="simple" chart:class="chart:line" chart:style-name="ch1">
        <chart:title svg:x="0.916cm" svg:y="0.283cm" chart:style-name="ch2">
          <text:p>Average Attempts Per One Letter Over Rounds</text:p>
        </chart:title>
        <chart:legend chart:legend-position="end" svg:x="7.564cm" svg:y="1.362cm" style:legend-expansion="high" chart:style-name="ch3"/>
        <chart:plot-area chart:style-name="ch4" table:cell-range-address="Sheet1.B1:Sheet1.G71" chart:data-source-has-labels="row" svg:x="1.209cm" svg:y="1.204cm" svg:width="6.127cm" svg:height="5.154cm">
          <chartooo:coordinate-region svg:x="1.628cm" svg:y="1.204cm" svg:width="5.708cm" svg:height="4.444cm"/>
          <chart:axis chart:dimension="x" chart:name="primary-x" chart:style-name="ch5">
            <chart:title svg:x="3.646cm" svg:y="6.506cm" chart:style-name="ch6">
              <text:p>Rounds</text:p>
            </chart:title>
          </chart:axis>
          <chart:axis chart:dimension="y" chart:name="primary-y" chart:style-name="ch7">
            <chart:title svg:x="0.451cm" svg:y="6.134cm" chart:style-name="ch8">
              <text:p>Average Attempts Per One Letter</text:p>
            </chart:title>
          </chart:axis>
          <chart:series chart:style-name="ch9" chart:values-cell-range-address="Sheet1.B2:Sheet1.B71" chart:label-cell-address="Sheet1.B1:Sheet1.B1" chart:class="chart:line">
            <chart:mean-value chart:style-name="ch10"/>
            <chart:regression-curve chart:style-name="ch11"/>
            <chart:data-point chart:repeated="70"/>
          </chart:series>
          <chart:series chart:style-name="ch12" chart:values-cell-range-address="Sheet1.C2:Sheet1.C71" chart:label-cell-address="Sheet1.C1:Sheet1.C1" chart:class="chart:line">
            <chart:regression-curve chart:style-name="ch13"/>
            <chart:data-point chart:repeated="70"/>
          </chart:series>
          <chart:series chart:style-name="ch14" chart:values-cell-range-address="Sheet1.D2:Sheet1.D71" chart:label-cell-address="Sheet1.D1:Sheet1.D1" chart:class="chart:line">
            <chart:regression-curve chart:style-name="ch15"/>
            <chart:data-point chart:repeated="70"/>
          </chart:series>
          <chart:series chart:style-name="ch16" chart:values-cell-range-address="Sheet1.E2:Sheet1.E71" chart:label-cell-address="Sheet1.E1:Sheet1.E1" chart:class="chart:line">
            <chart:data-point chart:repeated="70"/>
          </chart:series>
          <chart:series chart:style-name="ch17" chart:values-cell-range-address="Sheet1.F2:Sheet1.F71" chart:label-cell-address="Sheet1.F1:Sheet1.F1" chart:class="chart:line">
            <chart:regression-curve chart:style-name="ch18"/>
            <chart:data-point chart:repeated="70"/>
          </chart:series>
          <chart:series chart:style-name="ch19" chart:values-cell-range-address="Sheet1.G2:Sheet1.G71" chart:label-cell-address="Sheet1.G1:Sheet1.G1" chart:class="chart:line">
            <chart:regression-curve chart:style-name="ch20"/>
            <chart:data-point chart:repeated="7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</text:p>
                <draw:g>
                  <svg:desc>Sheet1.B1:Sheet1.B1</svg:desc>
                </draw:g>
              </table:table-cell>
              <table:table-cell office:value-type="string">
                <text:p>50</text:p>
                <draw:g>
                  <svg:desc>Sheet1.C1:Sheet1.C1</svg:desc>
                </draw:g>
              </table:table-cell>
              <table:table-cell office:value-type="string">
                <text:p>100</text:p>
                <draw:g>
                  <svg:desc>Sheet1.D1:Sheet1.D1</svg:desc>
                </draw:g>
              </table:table-cell>
              <table:table-cell office:value-type="string">
                <text:p>250</text:p>
                <draw:g>
                  <svg:desc>Sheet1.E1:Sheet1.E1</svg:desc>
                </draw:g>
              </table:table-cell>
              <table:table-cell office:value-type="string">
                <text:p>500</text:p>
                <draw:g>
                  <svg:desc>Sheet1.F1:Sheet1.F1</svg:desc>
                </draw:g>
              </table:table-cell>
              <table:table-cell office:value-type="string">
                <text:p>1000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2:Sheet1.B71</svg:desc>
                </draw:g>
              </table:table-cell>
              <table:table-cell office:value-type="float" office:value="24.46">
                <text:p>24.46</text:p>
                <draw:g>
                  <svg:desc>Sheet1.C2:Sheet1.C71</svg:desc>
                </draw:g>
              </table:table-cell>
              <table:table-cell office:value-type="float" office:value="25.79">
                <text:p>25.79</text:p>
                <draw:g>
                  <svg:desc>Sheet1.D2:Sheet1.D71</svg:desc>
                </draw:g>
              </table:table-cell>
              <table:table-cell office:value-type="float" office:value="NaN">
                <text:p>NaN</text:p>
                <draw:g>
                  <svg:desc>Sheet1.E2:Sheet1.E71</svg:desc>
                </draw:g>
              </table:table-cell>
              <table:table-cell office:value-type="float" office:value="22.744">
                <text:p>22.744</text:p>
                <draw:g>
                  <svg:desc>Sheet1.F2:Sheet1.F71</svg:desc>
                </draw:g>
              </table:table-cell>
              <table:table-cell office:value-type="float" office:value="22.53">
                <text:p>22.53</text:p>
                <draw:g>
                  <svg:desc>Sheet1.G2:Sheet1.G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5.08">
                <text:p>15.08</text:p>
              </table:table-cell>
              <table:table-cell office:value-type="float" office:value="13.19">
                <text:p>13.19</text:p>
              </table:table-cell>
              <table:table-cell office:value-type="float" office:value="NaN">
                <text:p>NaN</text:p>
              </table:table-cell>
              <table:table-cell office:value-type="float" office:value="10.882">
                <text:p>10.882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2.62">
                <text:p>12.62</text:p>
              </table:table-cell>
              <table:table-cell office:value-type="float" office:value="NaN">
                <text:p>NaN</text:p>
              </table:table-cell>
              <table:table-cell office:value-type="float" office:value="9.318">
                <text:p>9.318</text:p>
              </table:table-cell>
              <table:table-cell office:value-type="float" office:value="7.625">
                <text:p>7.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3.08">
                <text:p>13.08</text:p>
              </table:table-cell>
              <table:table-cell office:value-type="float" office:value="6.57">
                <text:p>6.57</text:p>
              </table:table-cell>
              <table:table-cell office:value-type="float" office:value="NaN">
                <text:p>NaN</text:p>
              </table:table-cell>
              <table:table-cell office:value-type="float" office:value="9.812">
                <text:p>9.812</text:p>
              </table:table-cell>
              <table:table-cell office:value-type="float" office:value="7.018">
                <text:p>7.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4.64">
                <text:p>14.64</text:p>
              </table:table-cell>
              <table:table-cell office:value-type="float" office:value="6.02">
                <text:p>6.02</text:p>
              </table:table-cell>
              <table:table-cell office:value-type="float" office:value="NaN">
                <text:p>NaN</text:p>
              </table:table-cell>
              <table:table-cell office:value-type="float" office:value="8.238">
                <text:p>8.238</text:p>
              </table:table-cell>
              <table:table-cell office:value-type="float" office:value="6.659">
                <text:p>6.6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1.74">
                <text:p>11.74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8.364">
                <text:p>8.364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3.56">
                <text:p>13.56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7.312">
                <text:p>7.312</text:p>
              </table:table-cell>
              <table:table-cell office:value-type="float" office:value="6.503">
                <text:p>6.5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9.52">
                <text:p>9.52</text:p>
              </table:table-cell>
              <table:table-cell office:value-type="float" office:value="NaN">
                <text:p>NaN</text:p>
              </table:table-cell>
              <table:table-cell office:value-type="float" office:value="8.184">
                <text:p>8.184</text:p>
              </table:table-cell>
              <table:table-cell office:value-type="float" office:value="5.893">
                <text:p>5.8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3.14">
                <text:p>13.14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7.12">
                <text:p>7.12</text:p>
              </table:table-cell>
              <table:table-cell office:value-type="float" office:value="6.68">
                <text:p>6.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.28">
                <text:p>10.28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5.594">
                <text:p>5.594</text:p>
              </table:table-cell>
              <table:table-cell office:value-type="float" office:value="6.673">
                <text:p>6.6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3.56">
                <text:p>13.56</text:p>
              </table:table-cell>
              <table:table-cell office:value-type="float" office:value="8.93">
                <text:p>8.93</text:p>
              </table:table-cell>
              <table:table-cell office:value-type="float" office:value="NaN">
                <text:p>NaN</text:p>
              </table:table-cell>
              <table:table-cell office:value-type="float" office:value="6.418">
                <text:p>6.418</text:p>
              </table:table-cell>
              <table:table-cell office:value-type="float" office:value="6.994">
                <text:p>6.9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1.96">
                <text:p>11.96</text:p>
              </table:table-cell>
              <table:table-cell office:value-type="float" office:value="7.39">
                <text:p>7.39</text:p>
              </table:table-cell>
              <table:table-cell office:value-type="float" office:value="NaN">
                <text:p>NaN</text:p>
              </table:table-cell>
              <table:table-cell office:value-type="float" office:value="5.832">
                <text:p>5.832</text:p>
              </table:table-cell>
              <table:table-cell office:value-type="float" office:value="6.857">
                <text:p>6.8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5.86">
                <text:p>5.86</text:p>
              </table:table-cell>
              <table:table-cell office:value-type="float" office:value="5.32">
                <text:p>5.32</text:p>
              </table:table-cell>
              <table:table-cell office:value-type="float" office:value="NaN">
                <text:p>NaN</text:p>
              </table:table-cell>
              <table:table-cell office:value-type="float" office:value="8.172">
                <text:p>8.172</text:p>
              </table:table-cell>
              <table:table-cell office:value-type="float" office:value="6.207">
                <text:p>6.2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0.38">
                <text:p>10.38</text:p>
              </table:table-cell>
              <table:table-cell office:value-type="float" office:value="9.53">
                <text:p>9.53</text:p>
              </table:table-cell>
              <table:table-cell office:value-type="float" office:value="NaN">
                <text:p>NaN</text:p>
              </table:table-cell>
              <table:table-cell office:value-type="float" office:value="6.89">
                <text:p>6.89</text:p>
              </table:table-cell>
              <table:table-cell office:value-type="float" office:value="7.033">
                <text:p>7.0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3.18">
                <text:p>13.18</text:p>
              </table:table-cell>
              <table:table-cell office:value-type="float" office:value="9.24">
                <text:p>9.24</text:p>
              </table:table-cell>
              <table:table-cell office:value-type="float" office:value="NaN">
                <text:p>NaN</text:p>
              </table:table-cell>
              <table:table-cell office:value-type="float" office:value="6.668">
                <text:p>6.668</text:p>
              </table:table-cell>
              <table:table-cell office:value-type="float" office:value="7.111">
                <text:p>7.1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9.84">
                <text:p>9.84</text:p>
              </table:table-cell>
              <table:table-cell office:value-type="float" office:value="6.26">
                <text:p>6.26</text:p>
              </table:table-cell>
              <table:table-cell office:value-type="float" office:value="NaN">
                <text:p>NaN</text:p>
              </table:table-cell>
              <table:table-cell office:value-type="float" office:value="6.56">
                <text:p>6.56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2.42">
                <text:p>12.42</text:p>
              </table:table-cell>
              <table:table-cell office:value-type="float" office:value="5.85">
                <text:p>5.85</text:p>
              </table:table-cell>
              <table:table-cell office:value-type="float" office:value="NaN">
                <text:p>NaN</text:p>
              </table:table-cell>
              <table:table-cell office:value-type="float" office:value="7.49">
                <text:p>7.49</text:p>
              </table:table-cell>
              <table:table-cell office:value-type="float" office:value="7.166">
                <text:p>7.1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1.58">
                <text:p>11.58</text:p>
              </table:table-cell>
              <table:table-cell office:value-type="float" office:value="9.67">
                <text:p>9.67</text:p>
              </table:table-cell>
              <table:table-cell office:value-type="float" office:value="NaN">
                <text:p>NaN</text:p>
              </table:table-cell>
              <table:table-cell office:value-type="float" office:value="7.576">
                <text:p>7.576</text:p>
              </table:table-cell>
              <table:table-cell office:value-type="float" office:value="6.716">
                <text:p>6.7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5.22">
                <text:p>5.22</text:p>
              </table:table-cell>
              <table:table-cell office:value-type="float" office:value="9.31">
                <text:p>9.31</text:p>
              </table:table-cell>
              <table:table-cell office:value-type="float" office:value="NaN">
                <text:p>NaN</text:p>
              </table:table-cell>
              <table:table-cell office:value-type="float" office:value="6.634">
                <text:p>6.634</text:p>
              </table:table-cell>
              <table:table-cell office:value-type="float" office:value="6.588">
                <text:p>6.5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0.12">
                <text:p>10.12</text:p>
              </table:table-cell>
              <table:table-cell office:value-type="float" office:value="8.25">
                <text:p>8.25</text:p>
              </table:table-cell>
              <table:table-cell office:value-type="float" office:value="NaN">
                <text:p>NaN</text:p>
              </table:table-cell>
              <table:table-cell office:value-type="float" office:value="7.64">
                <text:p>7.64</text:p>
              </table:table-cell>
              <table:table-cell office:value-type="float" office:value="6.161">
                <text:p>6.1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2.8">
                <text:p>12.8</text:p>
              </table:table-cell>
              <table:table-cell office:value-type="float" office:value="8.86">
                <text:p>8.86</text:p>
              </table:table-cell>
              <table:table-cell office:value-type="float" office:value="NaN">
                <text:p>NaN</text:p>
              </table:table-cell>
              <table:table-cell office:value-type="float" office:value="6.558">
                <text:p>6.558</text:p>
              </table:table-cell>
              <table:table-cell office:value-type="float" office:value="6.422">
                <text:p>6.4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7.96">
                <text:p>7.96</text:p>
              </table:table-cell>
              <table:table-cell office:value-type="float" office:value="4.19">
                <text:p>4.19</text:p>
              </table:table-cell>
              <table:table-cell office:value-type="float" office:value="NaN">
                <text:p>NaN</text:p>
              </table:table-cell>
              <table:table-cell office:value-type="float" office:value="7.24">
                <text:p>7.24</text:p>
              </table:table-cell>
              <table:table-cell office:value-type="float" office:value="6.232">
                <text:p>6.2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1.38">
                <text:p>11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28">
                <text:p>6.128</text:p>
              </table:table-cell>
              <table:table-cell office:value-type="float" office:value="6.747">
                <text:p>6.7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9.84">
                <text:p>9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52">
                <text:p>8.152</text:p>
              </table:table-cell>
              <table:table-cell office:value-type="float" office:value="5.971">
                <text:p>5.9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6.02">
                <text:p>6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26">
                <text:p>7.226</text:p>
              </table:table-cell>
              <table:table-cell office:value-type="float" office:value="7.007">
                <text:p>7.0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10.28">
                <text:p>1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2">
                <text:p>7.42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11.32">
                <text:p>11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3">
                <text:p>6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6.44">
                <text:p>6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92">
                <text:p>6.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10.84">
                <text:p>10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38">
                <text:p>6.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1.58">
                <text:p>11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9">
                <text:p>8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10.94">
                <text:p>1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04">
                <text:p>7.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4.84">
                <text:p>4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8">
                <text:p>6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68">
                <text:p>5.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68">
                <text:p>7.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12">
                <text:p>4.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istance="53%"/>
    <draw:stroke-dash draw:name="msLineDash_20_2" draw:display-name="msLineDash 2" draw:style="round" draw:dots1="1" draw:dots1-length="53%" draw:distance="53%"/>
    <draw:stroke-dash draw:name="msLineDash_20_3" draw:display-name="msLineDash 3" draw:style="round" draw:dots1="1" draw:dots1-length="53%" draw:distance="53%"/>
    <draw:stroke-dash draw:name="msLineDash_20_4" draw:display-name="msLineDash 4" draw:style="round" draw:dots1="1" draw:dots1-length="53%" draw:distance="53%"/>
  </office:styles>
</office:document-styles>
</file>